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999999"/>
    </style:style>
    <style:style style:name="ce10" style:family="table-cell" style:parent-style-name="Default" style:data-style-name="N117">
      <style:text-properties fo:color="#999999"/>
    </style:style>
    <style:style style:name="ce11" style:family="table-cell" style:parent-style-name="Default" style:data-style-name="N1">
      <style:text-properties fo:color="#999999"/>
    </style:style>
    <style:style style:name="ce12" style:family="table-cell" style:parent-style-name="Default" style:data-style-name="N1">
      <style:text-properties fo:color="#ce181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">
      <style:text-properties fo:color="#999999"/>
      <style:map style:condition="cell-content()&gt;1500" style:apply-style-name="Error" style:base-cell-address="Feuille1.B11"/>
    </style:style>
    <style:style style:name="ce13" style:family="table-cell" style:parent-style-name="Default" style:data-style-name="N117">
      <style:text-properties fo:color="#ce181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8">
      <style:text-properties fo:color="#ce181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17"/>
    <style:style style:name="ce17" style:family="table-cell" style:parent-style-name="Default" style:data-style-name="N1"/>
    <style:style style:name="ce18" style:family="table-cell" style:parent-style-name="Default" style:data-style-name="N118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5" office:value-type="string" calcext:value-type="string">
            <text:p>Vou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kΩ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Vi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V</text:p>
          </table:table-cell>
          <table:table-cell/>
          <table:table-cell table:style-name="ce9" office:value-type="string" calcext:value-type="string">
            <text:p>R4</text:p>
          </table:table-cell>
          <table:table-cell table:style-name="ce9" table:formula="of:=[.F1]*([.B1]/1.25-1)" office:value-type="float" office:value="430.2" calcext:value-type="float">
            <text:p>430,2</text:p>
          </table:table-cell>
          <table:table-cell table:style-name="ce9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out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mA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style-name="ce15"/>
          <table:table-cell table:number-columns-repeated="3"/>
          <table:table-cell table:style-name="ce15"/>
          <table:table-cell table:style-name="ce19" table:number-columns-spanned="3" table:number-rows-spanned="1"/>
          <table:covered-table-cell table:number-columns-repeated="2" table:style-name="ce7"/>
          <table:table-cell table:number-columns-repeated="2"/>
        </table:table-row>
        <table:table-row table:style-name="ro1">
          <table:table-cell office:value-type="string" calcext:value-type="string">
            <text:p>ton/toff</text:p>
          </table:table-cell>
          <table:table-cell table:style-name="ce10" table:formula="of:=([.$B1]+[.$B19]-[.$B2])/([.$B2]-[.$B18])" office:value-type="float" office:value="26.2727272727273" calcext:value-type="float">
            <text:p>26,273</text:p>
          </table:table-cell>
          <table:table-cell table:number-columns-repeated="3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ton + toff</text:p>
          </table:table-cell>
          <table:table-cell table:style-name="ce11" table:formula="of:=1/[.$B17]*1000000" office:value-type="float" office:value="12195.1219512195" calcext:value-type="float">
            <text:p>12195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17"/>
          <table:table-cell table:number-columns-repeated="3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toff</text:p>
          </table:table-cell>
          <table:table-cell table:style-name="ce11" table:formula="of:=[.B7]/([.B6]+1)" office:value-type="float" office:value="447.154471544715" calcext:value-type="float">
            <text:p>447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ton</text:p>
          </table:table-cell>
          <table:table-cell table:style-name="ce11" table:formula="of:=[.B7]-[.B8]" office:value-type="float" office:value="11747.9674796748" calcext:value-type="float">
            <text:p>117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2">
          <table:table-cell table:style-name="ce9" office:value-type="string" calcext:value-type="string">
            <text:p>C3</text:p>
          </table:table-cell>
          <table:table-cell table:style-name="ce12" table:formula="of:=0.04*[.B9]" office:value-type="float" office:value="469.918699186992" calcext:value-type="float">
            <text:p>470</text:p>
          </table:table-cell>
          <table:table-cell table:style-name="ce9" office:value-type="string" calcext:value-type="string">
            <text:p>pF</text:p>
          </table:table-cell>
          <table:table-cell table:number-columns-repeated="2"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1">
          <table:table-cell table:style-name="ce4" office:value-type="string" calcext:value-type="string">
            <text:p>Ipk</text:p>
          </table:table-cell>
          <table:table-cell table:style-name="ce22" table:formula="of:=2*[.$B3]*([.B6]+1)" office:value-type="float" office:value="1363.63636363637" calcext:value-type="float">
            <text:p>1364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← 1,5A max !!!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3"/>
        </table:table-row>
        <table:table-row table:style-name="ro2">
          <table:table-cell table:style-name="ce9" office:value-type="string" calcext:value-type="string">
            <text:p>R1</text:p>
          </table:table-cell>
          <table:table-cell table:style-name="ce13" table:formula="of:=300/[.B11]" office:value-type="float" office:value="0.22" calcext:value-type="float">
            <text:p>0,220</text:p>
          </table:table-cell>
          <table:table-cell table:style-name="ce9" office:value-type="string" calcext:value-type="string">
            <text:p>Ω</text:p>
          </table:table-cell>
          <table:table-cell table:number-columns-repeated="2"/>
          <table:table-cell table:style-name="ce16"/>
          <table:table-cell table:number-columns-repeated="3"/>
          <table:table-cell table:style-name="ce17"/>
          <table:table-cell table:number-columns-repeated="3"/>
        </table:table-row>
        <table:table-row table:style-name="ro2">
          <table:table-cell table:style-name="ce9" office:value-type="string" calcext:value-type="string">
            <text:p>L1 (min)</text:p>
          </table:table-cell>
          <table:table-cell table:style-name="ce12" table:formula="of:=(([.$B2]-[.$B18])/[.B11])*[.B9]" office:value-type="float" office:value="94.7669376693766" calcext:value-type="float">
            <text:p>95</text:p>
          </table:table-cell>
          <table:table-cell table:style-name="ce9" office:value-type="string" calcext:value-type="string">
            <text:p>µH</text:p>
          </table:table-cell>
          <table:table-cell table:number-columns-repeated="2"/>
          <table:table-cell table:style-name="ce17"/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table:style-name="ce9" office:value-type="string" calcext:value-type="string">
            <text:p>C6 (min)</text:p>
          </table:table-cell>
          <table:table-cell table:style-name="ce14" table:formula="of:=0.000009*[.$B3]*[.B9]/[.$B20]" office:value-type="float" office:value="2.64329268292683" calcext:value-type="float">
            <text:p>2,6</text:p>
          </table:table-cell>
          <table:table-cell table:style-name="ce9" office:value-type="string" calcext:value-type="string">
            <text:p>µF</text:p>
          </table:table-cell>
          <table:table-cell table:number-columns-repeated="2"/>
          <table:table-cell table:style-name="ce18"/>
          <table:table-cell table:number-columns-repeated="3"/>
          <table:table-cell table:style-name="ce17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ce18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style-name="ce8" office:value-type="float" office:value="82" calcext:value-type="float">
            <text:p>82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a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f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ipp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calcext:conditional-formats>
          <calcext:conditional-format calcext:target-range-address="Feuille1.B11:Feuille1.B11">
            <calcext:condition calcext:apply-style-name="Error" calcext:value="&gt;1500" calcext:base-cell-address="Feuille1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6:12:50.149743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0:46:03.696410589</meta:creation-date>
    <dc:date>2019-03-09T16:17:33.916168986</dc:date>
    <meta:editing-duration>PT1H11M10S</meta:editing-duration>
    <meta:editing-cycles>12</meta:editing-cycles>
    <meta:generator>LibreOffice/6.1.5.2$Linux_X86_64 LibreOffice_project/10$Build-2</meta:generator>
    <meta:document-statistic meta:table-count="1" meta:cell-count="54" meta:object-count="0"/>
  </office:meta>
</office:document-meta>
</file>